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5.761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1.873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2.88cm"/>
    </style:style>
    <style:style style:name="co11" style:family="table-column">
      <style:table-column-properties fo:break-before="auto" style:column-width="2.656cm"/>
    </style:style>
    <style:style style:name="co12" style:family="table-column">
      <style:table-column-properties fo:break-before="auto" style:column-width="2.628cm"/>
    </style:style>
    <style:style style:name="co13" style:family="table-column">
      <style:table-column-properties fo:break-before="auto" style:column-width="2.685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3.357cm"/>
    </style:style>
    <style:style style:name="co16" style:family="table-column">
      <style:table-column-properties fo:break-before="auto" style:column-width="2.713cm"/>
    </style:style>
    <style:style style:name="co17" style:family="table-column">
      <style:table-column-properties fo:break-before="auto" style:column-width="6.461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4.9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99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ta1" style:family="table" style:master-page-name="PageStyle_5f_ТЗ_20_">
      <style:table-properties table:display="true" style:writing-mode="lr-tb"/>
    </style:style>
    <style:style style:name="ta2" style:family="table" style:master-page-name="PageStyle_5f_Пример_20_расчета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9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39966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90" style:rotation-align="bottom" style:shrink-to-fit="false" fo:border-top="non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style:rotation-angle="9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035cm solid #000000" style:rotation-align="none"/>
    </style:style>
    <style:style style:name="ce14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15" style:family="table-cell" style:parent-style-name="Default" style:data-style-name="N123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7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18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</style:style>
    <style:style style:name="ce19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20" style:family="table-cell" style:parent-style-name="Default">
      <style:table-cell-properties fo:border-bottom="0.088cm solid #000000" style:diagonal-bl-tr="none" style:diagonal-tl-br="none" fo:border-left="0.035cm solid #000000" fo:border-right="none" style:rotation-align="none" fo:border-top="0.035cm solid #000000"/>
    </style:style>
    <style:style style:name="ce21" style:family="table-cell" style:parent-style-name="Default" style:data-style-name="N123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2" style:family="table-cell" style:parent-style-name="Default">
      <style:table-cell-properties fo:background-color="#ccffcc"/>
    </style:style>
    <style:style style:name="ce2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27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28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9" style:family="table-cell" style:parent-style-name="Excel_5f_BuiltIn_5f_Comma">
      <style:table-cell-properties style:glyph-orientation-vertical="0" fo:border-bottom="0.035cm solid #000000" fo:background-color="#ccffcc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0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1" style:family="table-cell" style:parent-style-name="Excel_5f_BuiltIn_5f_Comma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2" style:family="table-cell" style:parent-style-name="Default" style:data-style-name="N116">
      <style:table-cell-properties style:diagonal-bl-tr="none" style:diagonal-tl-br="none" fo:border="0.035cm solid #000000" style:rotation-align="none"/>
    </style:style>
    <style:style style:name="ce33" style:family="table-cell" style:parent-style-name="Default" style:data-style-name="N116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34" style:family="table-cell" style:parent-style-name="Default" style:data-style-name="N125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6" style:family="table-cell" style:parent-style-name="Excel_5f_BuiltIn_5f_Comma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8" style:family="table-cell" style:parent-style-name="Excel_5f_BuiltIn_5f_Comma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9" style:family="table-cell" style:parent-style-name="Default" style:data-style-name="N125">
      <style:table-cell-properties style:glyph-orientation-vertical="0" fo:border-bottom="0.035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0" style:family="table-cell" style:parent-style-name="Default">
      <style:table-cell-properties fo:background-color="#ccffcc" style:diagonal-bl-tr="none" style:diagonal-tl-br="none" fo:border="0.035cm solid #000000" style:rotation-align="none"/>
    </style:style>
    <style:style style:name="ce41" style:family="table-cell" style:parent-style-name="Default" style:data-style-name="N125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2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3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4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  <style:map style:condition="cell-content()&lt;=0.8" style:apply-style-name="Excel_5f_CondFormat_5f_2_5f_1_5f_1" style:base-cell-address="'Пример расчета'.E6"/>
      <style:map style:condition="cell-content-is-between(0.8,0.95)" style:apply-style-name="Excel_5f_CondFormat_5f_2_5f_1_5f_2" style:base-cell-address="'Пример расчета'.E6"/>
      <style:map style:condition="cell-content()&gt;=0.95" style:apply-style-name="Excel_5f_CondFormat_5f_2_5f_1_5f_3" style:base-cell-address="'Пример расчета'.E6"/>
    </style:style>
    <style:style style:name="ce45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6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7" style:family="table-cell" style:parent-style-name="Excel_5f_BuiltIn_5f_Comma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8" style:family="table-cell" style:parent-style-name="Excel_5f_BuiltIn_5f_Comma">
      <style:table-cell-properties style:glyph-orientation-vertical="0" fo:border-bottom="0.035cm solid #000000" fo:background-color="#ccffcc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9" style:family="table-cell" style:parent-style-name="Excel_5f_BuiltIn_5f_Comma">
      <style:table-cell-properties style:glyph-orientation-vertical="0" fo:border-bottom="0.035cm solid #000000" fo:background-color="#ccffcc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0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1" style:family="table-cell" style:parent-style-name="Excel_5f_BuiltIn_5f_Comma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26cm" svg:stroke-color="#000000" draw:stroke-linejoin="miter" draw:fill="solid" draw:fill-color="#ffff0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solid" draw:fill-color="#339966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ТЗ 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g table:end-cell-address="'ТЗ '.E5" table:end-x="0.015cm" table:end-y="0.438cm" draw:z-index="0" draw:name="Group 14">
              <draw:custom-shape draw:name="Rectangle 2" draw:style-name="gr1" draw:text-style-name="P1" svg:width="5.318cm" svg:height="1.288cm" svg:x="0.001cm" svg:y="0.053cm">
                <text:p/>
                <draw:enhanced-geometry svg:viewBox="0 0 21600 21600" draw:type="rectangle" draw:enhanced-path="M 0 0 L 21600 0 21600 21600 0 21600 0 0 Z N"/>
              </draw:custom-shape>
              <draw:custom-shape draw:name="Oval 3" draw:style-name="gr2" draw:text-style-name="P1" svg:width="1.126cm" svg:height="1.003cm" svg:x="0.329cm" svg:y="0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6" draw:style-name="gr3" draw:text-style-name="P1" svg:width="1.126cm" svg:height="1.003cm" svg:x="2.097cm" svg:y="0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7" draw:style-name="gr4" draw:text-style-name="P1" svg:width="1.126cm" svg:height="1.003cm" svg:x="3.864cm" svg:y="0.1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number-columns-repeated="3"/>
          <table:table-cell table:style-name="ce3"/>
          <table:table-cell office:value-type="string">
            <text:p>yниже 80% от норматива</text:p>
          </table:table-cell>
          <table:table-cell table:number-columns-repeated="1017"/>
        </table:table-row>
        <table:table-row table:style-name="ro1">
          <table:table-cell table:number-columns-repeated="4"/>
          <table:table-cell>
            <draw:line table:end-cell-address="'ТЗ '.E4" table:end-x="1.658cm" table:end-y="0.241cm" draw:z-index="2" draw:name="Line 9" draw:style-name="gr5" draw:text-style-name="P2" svg:x1="1.658cm" svg:y1="0.241cm" svg:x2="0.137cm" svg:y2="0.241cm">
              <text:p/>
            </draw:line>
          </table:table-cell>
          <table:table-cell table:style-name="ce4"/>
          <table:table-cell office:value-type="string">
            <text:p>от 80% до 95% от норматива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/>
          <table:table-cell office:value-type="string">
            <text:p>от 95% и выше от норматива</text:p>
          </table:table-cell>
          <table:table-cell table:number-columns-repeated="1017"/>
        </table:table-row>
        <table:table-row table:style-name="ro1">
          <table:table-cell table:number-columns-repeated="6"/>
          <table:table-cell>
            <draw:line table:end-cell-address="'ТЗ '.J9" table:end-x="1.09cm" table:end-y="2.874cm" draw:z-index="1" draw:name="Line 8" draw:style-name="gr5" draw:text-style-name="P2" svg:x1="12.18cm" svg:y1="4.229cm" svg:x2="0.056cm" svg:y2="0.159cm">
              <text:p/>
            </draw:line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 office:value-type="string">
            <text:p>кол-во принятых <text:s/>заказов</text:p>
          </table:table-cell>
          <table:table-cell table:style-name="ce2" office:value-type="string">
            <text:p>сумма принятых заказов</text:p>
          </table:table-cell>
          <table:table-cell table:style-name="ce2" office:value-type="string">
            <text:p>выручка по отгрузке (отгруженный товар)</text:p>
          </table:table-cell>
          <table:table-cell table:style-name="ce1" table:number-columns-repeated="1020"/>
        </table:table-row>
        <table:table-row table:style-name="ro3">
          <table:table-cell table:number-columns-repeated="5"/>
          <table:table-cell table:style-name="ce6" office:value-type="string" table:number-columns-spanned="1" table:number-rows-spanned="5">
            <text:p>Исходник для визуализации</text:p>
          </table:table-cell>
          <table:table-cell table:style-name="ce8">
            <draw:line table:end-cell-address="'ТЗ '.H19" table:end-x="0.504cm" table:end-y="0.159cm" draw:z-index="5" draw:name="Line 12" draw:style-name="gr5" draw:text-style-name="P2" svg:x1="4.708cm" svg:y1="5.955cm" svg:x2="6.243cm" svg:y2="0.631cm">
              <text:p/>
            </draw:line>
            <draw:line table:end-cell-address="'ТЗ '.I26" table:end-x="0.866cm" table:end-y="0.185cm" draw:z-index="6" draw:name="Line 13" draw:style-name="gr5" draw:text-style-name="P2" svg:x1="5.128cm" svg:y1="9.639cm" svg:x2="9.169cm" svg:y2="0.654cm">
              <text:p/>
            </draw:line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 table:number-columns-repeated="1014"/>
        </table:table-row>
        <table:table-row table:style-name="ro4">
          <table:table-cell table:number-columns-repeated="5"/>
          <table:covered-table-cell table:style-name="ce6"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 table:number-columns-repeated="1014"/>
        </table:table-row>
        <table:table-row table:style-name="ro5">
          <table:table-cell table:number-columns-repeated="5"/>
          <table:covered-table-cell table:style-name="ce6"/>
          <table:table-cell table:style-name="ce10" office:value-type="string">
            <text:p>кол-во принятых <text:s/>заказов</text:p>
          </table:table-cell>
          <table:table-cell table:style-name="ce13" table:number-columns-repeated="2"/>
          <table:table-cell table:style-name="ce17"/>
          <table:table-cell table:number-columns-repeated="1014"/>
        </table:table-row>
        <table:table-row table:style-name="ro6">
          <table:table-cell table:number-columns-repeated="5"/>
          <table:covered-table-cell table:style-name="ce6"/>
          <table:table-cell table:style-name="ce10" office:value-type="string">
            <text:p>сумма принятых заказов</text:p>
          </table:table-cell>
          <table:table-cell table:style-name="ce13" table:number-columns-repeated="2"/>
          <table:table-cell table:style-name="ce17"/>
          <table:table-cell table:number-columns-repeated="1014"/>
        </table:table-row>
        <table:table-row table:style-name="ro3">
          <table:table-cell table:number-columns-repeated="5"/>
          <table:covered-table-cell table:style-name="ce6"/>
          <table:table-cell table:style-name="ce11" office:value-type="string">
            <text:p>выручка по отгрузке (отгруженный товар)</text:p>
          </table:table-cell>
          <table:table-cell table:style-name="ce14" table:number-columns-repeated="2"/>
          <table:table-cell table:style-name="ce18"/>
          <table:table-cell table:number-columns-repeated="1014"/>
        </table:table-row>
        <table:table-row table:style-name="ro1">
          <table:table-cell table:number-columns-repeated="12"/>
          <table:table-cell>
            <draw:custom-shape table:end-cell-address="'ТЗ '.N16" table:end-x="1.144cm" table:end-y="0.453cm" draw:z-index="4" draw:name="AutoShape 11" draw:style-name="gr6" draw:text-style-name="P4" svg:width="3.122cm" svg:height="0.718cm" svg:x="0.25cm" svg:y="0.186cm">
              <text:p text:style-name="P3"><text:span text:style-name="T1">Данные из 1С</text:span></text:p>
              <draw:enhanced-geometry svg:viewBox="0 0 21600 21600" draw:glue-points="10800 0 0 10800 10800 21600 21600 10800 ?f40 ?f41" draw:text-areas="0 0 21600 21600" draw:type="rectangular-callout" draw:modifiers="-96695 56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5"/>
          <table:table-cell table:style-name="ce7" office:value-type="string" table:number-columns-spanned="1" table:number-rows-spanned="12">
            <text:p>Исходники для анализа % выполнения плана</text:p>
          </table:table-cell>
          <table:table-cell table:style-name="ce8"/>
          <table:table-cell table:style-name="ce15" office:value-type="float" office:value="40544">
            <text:p>Январь 2011</text:p>
          </table:table-cell>
          <table:table-cell table:style-name="ce15" office:value-type="float" office:value="40575">
            <text:p>Февраль 2011</text:p>
          </table:table-cell>
          <table:table-cell table:style-name="ce15" office:value-type="float" office:value="40603">
            <text:p>Март 2011</text:p>
          </table:table-cell>
          <table:table-cell table:style-name="ce15" office:value-type="float" office:value="40634">
            <text:p>Апрель 2011</text:p>
          </table:table-cell>
          <table:table-cell table:style-name="ce15" office:value-type="float" office:value="40664">
            <text:p>Май 2011</text:p>
          </table:table-cell>
          <table:table-cell table:style-name="ce15" office:value-type="float" office:value="40695">
            <text:p>Июнь 2011</text:p>
          </table:table-cell>
          <table:table-cell table:style-name="ce15" office:value-type="float" office:value="40725">
            <text:p>Июль 2011</text:p>
          </table:table-cell>
          <table:table-cell table:style-name="ce15" office:value-type="float" office:value="40756">
            <text:p>Август 2011</text:p>
          </table:table-cell>
          <table:table-cell table:style-name="ce15" office:value-type="float" office:value="40787">
            <text:p>Сентябрь 2011</text:p>
          </table:table-cell>
          <table:table-cell table:style-name="ce15" office:value-type="float" office:value="40817">
            <text:p>Октябрь 2011</text:p>
          </table:table-cell>
          <table:table-cell table:style-name="ce15" office:value-type="float" office:value="40848">
            <text:p>Ноябрь 2011</text:p>
          </table:table-cell>
          <table:table-cell table:style-name="ce21" office:value-type="float" office:value="40878">
            <text:p>Декабрь 2011</text:p>
          </table:table-cell>
          <table:table-cell table:number-columns-repeated="1005"/>
        </table:table-row>
        <table:table-row table:style-name="ro1">
          <table:table-cell table:number-columns-repeated="5"/>
          <table:covered-table-cell table:style-name="ce2"/>
          <table:table-cell table:style-name="ce9" office:value-type="string">
            <text:p>Показатель факт</text:p>
          </table:table-cell>
          <table:table-cell table:style-name="ce13" table:number-columns-repeated="6"/>
          <table:table-cell table:style-name="ce19" table:number-columns-repeated="5"/>
          <table:table-cell table:style-name="ce17"/>
          <table:table-cell table:number-columns-repeated="1005"/>
        </table:table-row>
        <table:table-row table:style-name="ro7">
          <table:table-cell table:number-columns-repeated="5"/>
          <table:covered-table-cell table:style-name="ce2"/>
          <table:table-cell table:style-name="ce10" office:value-type="string">
            <text:p>кол-во принятых <text:s/>заказов</text:p>
          </table:table-cell>
          <table:table-cell table:style-name="ce13" table:number-columns-repeated="6"/>
          <table:table-cell table:style-name="ce19" table:number-columns-repeated="5"/>
          <table:table-cell table:style-name="ce17"/>
          <table:table-cell table:number-columns-repeated="1005"/>
        </table:table-row>
        <table:table-row table:style-name="ro7">
          <table:table-cell table:number-columns-repeated="5"/>
          <table:covered-table-cell table:style-name="ce2"/>
          <table:table-cell table:style-name="ce10" office:value-type="string">
            <text:p>сумма принятых заказов</text:p>
          </table:table-cell>
          <table:table-cell table:style-name="ce13" table:number-columns-repeated="6"/>
          <table:table-cell table:style-name="ce19" table:number-columns-repeated="5"/>
          <table:table-cell table:style-name="ce17"/>
          <table:table-cell table:number-columns-repeated="1005"/>
        </table:table-row>
        <table:table-row table:style-name="ro3">
          <table:table-cell table:number-columns-repeated="5"/>
          <table:covered-table-cell table:style-name="ce2"/>
          <table:table-cell table:style-name="ce11" office:value-type="string">
            <text:p>выручка по отгрузке (отгруженный товар)</text:p>
          </table:table-cell>
          <table:table-cell table:style-name="ce14" table:number-columns-repeated="6"/>
          <table:table-cell table:style-name="ce20" table:number-columns-repeated="5"/>
          <table:table-cell table:style-name="ce18"/>
          <table:table-cell table:number-columns-repeated="1005"/>
        </table:table-row>
        <table:table-row table:style-name="ro1">
          <table:table-cell table:number-columns-repeated="5"/>
          <table:covered-table-cell table:style-name="ce2"/>
          <table:table-cell table:number-columns-repeated="1018"/>
        </table:table-row>
        <table:table-row table:style-name="ro1">
          <table:table-cell table:number-columns-repeated="5"/>
          <table:covered-table-cell table:style-name="ce2"/>
          <table:table-cell table:number-columns-repeated="1018"/>
        </table:table-row>
        <table:table-row table:style-name="ro7">
          <table:table-cell table:number-columns-repeated="5"/>
          <table:covered-table-cell table:style-name="ce2"/>
          <table:table-cell table:style-name="ce8"/>
          <table:table-cell table:style-name="ce15" office:value-type="float" office:value="40544">
            <text:p>Январь 2011</text:p>
          </table:table-cell>
          <table:table-cell table:style-name="ce15" office:value-type="float" office:value="40575">
            <text:p>Февраль 2011</text:p>
          </table:table-cell>
          <table:table-cell table:style-name="ce15" office:value-type="float" office:value="40603">
            <text:p>Март 2011</text:p>
          </table:table-cell>
          <table:table-cell table:style-name="ce15" office:value-type="float" office:value="40634">
            <text:p>Апрель 2011</text:p>
          </table:table-cell>
          <table:table-cell table:style-name="ce15" office:value-type="float" office:value="40664">
            <text:p>Май 2011</text:p>
          </table:table-cell>
          <table:table-cell table:style-name="ce15" office:value-type="float" office:value="40695">
            <text:p>Июнь 2011</text:p>
          </table:table-cell>
          <table:table-cell table:style-name="ce15" office:value-type="float" office:value="40725">
            <text:p>Июль 2011</text:p>
          </table:table-cell>
          <table:table-cell table:style-name="ce15" office:value-type="float" office:value="40756">
            <text:p>Август 2011</text:p>
          </table:table-cell>
          <table:table-cell table:style-name="ce15" office:value-type="float" office:value="40787">
            <text:p>Сентябрь 2011</text:p>
          </table:table-cell>
          <table:table-cell table:style-name="ce15" office:value-type="float" office:value="40817">
            <text:p>Октябрь 2011</text:p>
          </table:table-cell>
          <table:table-cell table:style-name="ce15" office:value-type="float" office:value="40848">
            <text:p>Ноябрь 2011</text:p>
          </table:table-cell>
          <table:table-cell table:style-name="ce21" office:value-type="float" office:value="40878">
            <text:p>Декабрь 2011</text:p>
          </table:table-cell>
          <table:table-cell table:number-columns-repeated="1005"/>
        </table:table-row>
        <table:table-row table:style-name="ro1">
          <table:table-cell table:number-columns-repeated="5"/>
          <table:covered-table-cell table:style-name="ce2"/>
          <table:table-cell table:style-name="ce9" office:value-type="string">
            <text:p>Показатель норматив</text:p>
          </table:table-cell>
          <table:table-cell table:style-name="ce13" table:number-columns-repeated="6"/>
          <table:table-cell table:style-name="ce19" table:number-columns-repeated="5"/>
          <table:table-cell table:style-name="ce17"/>
          <table:table-cell table:number-columns-repeated="1005"/>
        </table:table-row>
        <table:table-row table:style-name="ro7">
          <table:table-cell table:number-columns-repeated="5"/>
          <table:covered-table-cell table:style-name="ce2"/>
          <table:table-cell table:style-name="ce10" office:value-type="string">
            <text:p>кол-во принятых <text:s/>заказов</text:p>
          </table:table-cell>
          <table:table-cell table:style-name="ce13" table:number-columns-repeated="6"/>
          <table:table-cell table:style-name="ce19" table:number-columns-repeated="5"/>
          <table:table-cell table:style-name="ce17"/>
          <table:table-cell table:number-columns-repeated="1005"/>
        </table:table-row>
        <table:table-row table:style-name="ro7">
          <table:table-cell table:number-columns-repeated="5"/>
          <table:covered-table-cell table:style-name="ce2"/>
          <table:table-cell table:style-name="ce10" office:value-type="string">
            <text:p>сумма принятых заказов</text:p>
          </table:table-cell>
          <table:table-cell table:style-name="ce13" table:number-columns-repeated="6"/>
          <table:table-cell table:style-name="ce19" table:number-columns-repeated="5"/>
          <table:table-cell table:style-name="ce17"/>
          <table:table-cell table:number-columns-repeated="1005"/>
        </table:table-row>
        <table:table-row table:style-name="ro3">
          <table:table-cell table:number-columns-repeated="5"/>
          <table:covered-table-cell table:style-name="ce2"/>
          <table:table-cell table:style-name="ce11" office:value-type="string">
            <text:p>выручка по отгрузке (отгруженный товар)</text:p>
          </table:table-cell>
          <table:table-cell table:style-name="ce14" table:number-columns-repeated="6"/>
          <table:table-cell table:style-name="ce20" table:number-columns-repeated="5"/>
          <table:table-cell table:style-name="ce18"/>
          <table:table-cell table:number-columns-repeated="100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"/>
          <table:table-cell>
            <draw:custom-shape table:end-cell-address="'ТЗ '.M36" table:end-x="0.921cm" table:end-y="0.319cm" draw:z-index="3" draw:name="AutoShape 10" draw:style-name="gr6" draw:text-style-name="P4" svg:width="4.959cm" svg:height="1.301cm" svg:x="0.308cm" svg:y="0.373cm">
              <text:p text:style-name="P3"><text:span text:style-name="T1">Данные вводятся руками за месяц</text:span></text:p>
              <draw:enhanced-geometry svg:viewBox="0 0 21600 21600" draw:glue-points="10800 0 0 10800 10800 21600 21600 10800 ?f40 ?f41" draw:text-areas="0 0 21600 21600" draw:type="rectangular-callout" draw:modifiers="-37618 -634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13"/>
        </table:table-row>
      </table:table>
      <table:table table:name="Пример расчета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" table:number-columns-repeated="1005" table:default-cell-style-name="Default"/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8" office:value-type="string">
            <text:p>на утро 01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/>
          <table:table-cell table:style-name="ce8" office:value-type="string">
            <text:p>на утро 02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/>
          <table:table-cell table:style-name="ce8" office:value-type="string">
            <text:p>на утро 03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/>
          <table:table-cell table:style-name="ce8" office:value-type="string">
            <text:p>на утро 09.01.11</text:p>
          </table:table-cell>
          <table:table-cell table:style-name="ce12" office:value-type="string">
            <text:p>Факт</text:p>
          </table:table-cell>
          <table:table-cell table:style-name="ce12" office:value-type="string">
            <text:p>Норматив</text:p>
          </table:table-cell>
          <table:table-cell table:style-name="ce16" office:value-type="string">
            <text:p>Процент выполнения</text:p>
          </table:table-cell>
          <table:table-cell table:number-columns-repeated="1004"/>
        </table:table-row>
        <table:table-row table:style-name="ro4"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/>
          <table:table-cell table:style-name="ce9" office:value-type="string">
            <text:p>Показатель</text:p>
          </table:table-cell>
          <table:table-cell table:style-name="ce13" table:number-columns-repeated="2"/>
          <table:table-cell table:style-name="ce17"/>
          <table:table-cell table:number-columns-repeated="1004"/>
        </table:table-row>
        <table:table-row table:style-name="ro5"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C15]" office:value-type="float" office:value="1">
            <text:p><text:s/>1,00 <text:s text:c="3"/></text:p>
          </table:table-cell>
          <table:table-cell table:style-name="ce32" table:formula="of:=[.D38]" office:value-type="float" office:value="4.44444444444444">
            <text:p><text:s/>4,44 <text:s text:c="3"/></text:p>
          </table:table-cell>
          <table:table-cell table:style-name="ce44" table:formula="of:=[.C6]/[.D6]" office:value-type="float" office:value="0.225">
            <text:p><text:s/>0,23 <text:s text:c="3"/></text:p>
          </table:table-cell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D15]" office:value-type="float" office:value="3">
            <text:p><text:s/>3,00 <text:s text:c="3"/></text:p>
          </table:table-cell>
          <table:table-cell table:style-name="ce32" table:formula="of:=[.D25]" office:value-type="float" office:value="8.88888888888889">
            <text:p><text:s/>8,89 <text:s text:c="3"/></text:p>
          </table:table-cell>
          <table:table-cell table:style-name="ce44" table:formula="of:=[.H6]/[.I6]" office:value-type="float" office:value="0.3375">
            <text:p><text:s/>0,34 <text:s text:c="3"/></text:p>
          </table:table-cell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E15]" office:value-type="float" office:value="4">
            <text:p><text:s/>4,00 <text:s text:c="3"/></text:p>
          </table:table-cell>
          <table:table-cell table:style-name="ce32" table:formula="of:=[.E25]" office:value-type="float" office:value="13.3333333333333">
            <text:p><text:s/>13,33 <text:s text:c="3"/></text:p>
          </table:table-cell>
          <table:table-cell table:style-name="ce44" table:formula="of:=[.M6]/[.N6]" office:value-type="float" office:value="0.3">
            <text:p><text:s/>0,30 <text:s text:c="3"/></text:p>
          </table:table-cell>
          <table:table-cell/>
          <table:table-cell table:style-name="ce10" office:value-type="string">
            <text:p>кол-во принятых <text:s/>заказов</text:p>
          </table:table-cell>
          <table:table-cell table:style-name="ce32" table:formula="of:=[.K15]" office:value-type="float" office:value="35">
            <text:p><text:s/>35,00 <text:s text:c="3"/></text:p>
          </table:table-cell>
          <table:table-cell table:style-name="ce32" table:formula="of:=[.K25]" office:value-type="float" office:value="40">
            <text:p><text:s/>40,00 <text:s text:c="3"/></text:p>
          </table:table-cell>
          <table:table-cell table:style-name="ce44" table:formula="of:=[.R6]/[.S6]" office:value-type="float" office:value="0.875">
            <text:p><text:s/>0,88 <text:s text:c="3"/></text:p>
          </table:table-cell>
          <table:table-cell table:number-columns-repeated="1004"/>
        </table:table-row>
        <table:table-row table:style-name="ro6"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C17]" office:value-type="float" office:value="45000">
            <text:p><text:s/>45 000,00 <text:s text:c="3"/></text:p>
          </table:table-cell>
          <table:table-cell table:style-name="ce32" table:formula="of:=[.D39]" office:value-type="float" office:value="77777.7777777778">
            <text:p><text:s/>77 777,78 <text:s text:c="3"/></text:p>
          </table:table-cell>
          <table:table-cell table:style-name="ce44" table:formula="of:=[.C7]/[.D7]" office:value-type="float" office:value="0.578571428571429">
            <text:p><text:s/>0,58 <text:s text:c="3"/></text:p>
          </table:table-cell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D17]" office:value-type="float" office:value="75000">
            <text:p><text:s/>75 000,00 <text:s text:c="3"/></text:p>
          </table:table-cell>
          <table:table-cell table:style-name="ce32" table:formula="of:=[.D27]" office:value-type="float" office:value="155555.555555556">
            <text:p><text:s/>155 555,56 <text:s text:c="3"/></text:p>
          </table:table-cell>
          <table:table-cell table:style-name="ce44" table:formula="of:=[.H7]/[.I7]" office:value-type="float" office:value="0.482142857142857">
            <text:p><text:s/>0,48 <text:s text:c="3"/></text:p>
          </table:table-cell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E17]" office:value-type="float" office:value="195000">
            <text:p><text:s/>195 000,00 <text:s text:c="3"/></text:p>
          </table:table-cell>
          <table:table-cell table:style-name="ce32" table:formula="of:=[.E27]" office:value-type="float" office:value="233333.333333333">
            <text:p><text:s/>233 333,33 <text:s text:c="3"/></text:p>
          </table:table-cell>
          <table:table-cell table:style-name="ce44" table:formula="of:=[.M7]/[.N7]" office:value-type="float" office:value="0.835714285714286">
            <text:p><text:s/>0,84 <text:s text:c="3"/></text:p>
          </table:table-cell>
          <table:table-cell/>
          <table:table-cell table:style-name="ce10" office:value-type="string">
            <text:p>сумма принятых заказов</text:p>
          </table:table-cell>
          <table:table-cell table:style-name="ce32" table:formula="of:=[.K17]" office:value-type="float" office:value="594000">
            <text:p><text:s/>594 000,00 <text:s text:c="3"/></text:p>
          </table:table-cell>
          <table:table-cell table:style-name="ce32" table:formula="of:=[.K27]" office:value-type="float" office:value="700000">
            <text:p><text:s/>700 000,00 <text:s text:c="3"/></text:p>
          </table:table-cell>
          <table:table-cell table:style-name="ce44" table:formula="of:=[.R7]/[.S7]" office:value-type="float" office:value="0.848571428571429">
            <text:p><text:s/>0,85 <text:s text:c="3"/></text:p>
          </table:table-cell>
          <table:table-cell table:number-columns-repeated="1004"/>
        </table:table-row>
        <table:table-row table:style-name="ro3"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C19]" office:value-type="float" office:value="80000">
            <text:p><text:s/>80 000,00 <text:s text:c="3"/></text:p>
          </table:table-cell>
          <table:table-cell table:style-name="ce33" table:formula="of:=[.D40]" office:value-type="float" office:value="77777.7777777778">
            <text:p><text:s/>77 777,78 <text:s text:c="3"/></text:p>
          </table:table-cell>
          <table:table-cell table:style-name="ce44" table:formula="of:=[.C8]/[.D8]" office:value-type="float" office:value="1.02857142857143">
            <text:p><text:s/>1,03 <text:s text:c="3"/></text:p>
          </table:table-cell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D19]" office:value-type="float" office:value="112000">
            <text:p><text:s/>112 000,00 <text:s text:c="3"/></text:p>
          </table:table-cell>
          <table:table-cell table:style-name="ce33" table:formula="of:=[.D29]" office:value-type="float" office:value="155555.555555556">
            <text:p><text:s/>155 555,56 <text:s text:c="3"/></text:p>
          </table:table-cell>
          <table:table-cell table:style-name="ce44" table:formula="of:=[.H8]/[.I8]" office:value-type="float" office:value="0.72">
            <text:p><text:s/>0,72 <text:s text:c="3"/></text:p>
          </table:table-cell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E19]" office:value-type="float" office:value="127000">
            <text:p><text:s/>127 000,00 <text:s text:c="3"/></text:p>
          </table:table-cell>
          <table:table-cell table:style-name="ce33" table:formula="of:=[.E29]" office:value-type="float" office:value="233333.333333333">
            <text:p><text:s/>233 333,33 <text:s text:c="3"/></text:p>
          </table:table-cell>
          <table:table-cell table:style-name="ce44" table:formula="of:=[.M8]/[.N8]" office:value-type="float" office:value="0.544285714285714">
            <text:p><text:s/>0,54 <text:s text:c="3"/></text:p>
          </table:table-cell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3" table:formula="of:=[.K19]" office:value-type="float" office:value="804000">
            <text:p><text:s/>804 000,00 <text:s text:c="3"/></text:p>
          </table:table-cell>
          <table:table-cell table:style-name="ce33" table:formula="of:=[.K29]" office:value-type="float" office:value="700000">
            <text:p><text:s/>700 000,00 <text:s text:c="3"/></text:p>
          </table:table-cell>
          <table:table-cell table:style-name="ce44" table:formula="of:=[.R8]/[.S8]" office:value-type="float" office:value="1.14857142857143">
            <text:p><text:s/>1,15 <text:s text:c="3"/>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9">
          <table:table-cell/>
          <table:table-cell table:style-name="ce8"/>
          <table:table-cell table:style-name="ce34" office:value-type="float" office:value="40544">
            <text:p>01.01.11</text:p>
          </table:table-cell>
          <table:table-cell table:style-name="ce34" office:value-type="float" office:value="40545">
            <text:p>02.01.11</text:p>
          </table:table-cell>
          <table:table-cell table:style-name="ce34" office:value-type="float" office:value="40546">
            <text:p>03.01.11</text:p>
          </table:table-cell>
          <table:table-cell table:style-name="ce34" office:value-type="float" office:value="40547">
            <text:p>04.01.11</text:p>
          </table:table-cell>
          <table:table-cell table:style-name="ce34" office:value-type="float" office:value="40548">
            <text:p>05.01.11</text:p>
          </table:table-cell>
          <table:table-cell table:style-name="ce34" office:value-type="float" office:value="40549">
            <text:p>06.01.11</text:p>
          </table:table-cell>
          <table:table-cell table:style-name="ce34" office:value-type="float" office:value="40550">
            <text:p>07.01.11</text:p>
          </table:table-cell>
          <table:table-cell table:style-name="ce34" office:value-type="float" office:value="40551">
            <text:p>08.01.11</text:p>
          </table:table-cell>
          <table:table-cell table:style-name="ce41" office:value-type="float" office:value="40552">
            <text:p>09.01.1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>
            <text:p>Показатель факт</text:p>
          </table:table-cell>
          <table:table-cell table:style-name="ce35" table:number-columns-repeated="6"/>
          <table:table-cell table:style-name="ce45" table:number-columns-repeated="2"/>
          <table:table-cell table:style-name="ce42"/>
          <table:table-cell table:number-columns-repeated="1013"/>
        </table:table-row>
        <table:table-row table:style-name="ro7">
          <table:table-cell/>
          <table:table-cell table:style-name="ce10" office:value-type="string">
            <text:p>кол-во принятых <text:s/>заказов</text:p>
          </table:table-cell>
          <table:table-cell table:style-name="ce35" office:value-type="float" office:value="1">
            <text:p><text:s/>1,00 <text:s text:c="3"/></text:p>
          </table:table-cell>
          <table:table-cell table:style-name="ce35" office:value-type="float" office:value="2">
            <text:p><text:s/>2,00 <text:s text:c="3"/></text:p>
          </table:table-cell>
          <table:table-cell table:style-name="ce35" office:value-type="float" office:value="1">
            <text:p><text:s/>1,00 <text:s text:c="3"/></text:p>
          </table:table-cell>
          <table:table-cell table:style-name="ce35" office:value-type="float" office:value="3">
            <text:p><text:s/>3,00 <text:s text:c="3"/></text:p>
          </table:table-cell>
          <table:table-cell table:style-name="ce35" office:value-type="float" office:value="0">
            <text:p><text:s/>- <text:s text:c="5"/></text:p>
          </table:table-cell>
          <table:table-cell table:style-name="ce35" office:value-type="float" office:value="6">
            <text:p><text:s/>6,00 <text:s text:c="3"/></text:p>
          </table:table-cell>
          <table:table-cell table:style-name="ce45" office:value-type="float" office:value="12">
            <text:p><text:s/>12,00 <text:s text:c="3"/></text:p>
          </table:table-cell>
          <table:table-cell table:style-name="ce45" office:value-type="float" office:value="10">
            <text:p><text:s/>10,00 <text:s text:c="3"/></text:p>
          </table:table-cell>
          <table:table-cell table:style-name="ce42" office:value-type="float" office:value="0">
            <text:p><text:s/>- <text:s text:c="5"/></text:p>
          </table:table-cell>
          <table:table-cell table:number-columns-repeated="1013"/>
        </table:table-row>
        <table:table-row table:style-name="ro7">
          <table:table-cell table:style-name="ce22"/>
          <table:table-cell table:style-name="ce25" office:value-type="string">
            <text:p>наростающий итог</text:p>
          </table:table-cell>
          <table:table-cell table:style-name="ce36" table:formula="of:=[.C14]" office:value-type="float" office:value="1">
            <text:p><text:s/>1,00 <text:s text:c="3"/></text:p>
          </table:table-cell>
          <table:table-cell table:style-name="ce36" table:formula="of:=[.C15]+[.D14]" office:value-type="float" office:value="3">
            <text:p><text:s/>3,00 <text:s text:c="3"/></text:p>
          </table:table-cell>
          <table:table-cell table:style-name="ce36" table:formula="of:=[.D15]+[.E14]" office:value-type="float" office:value="4">
            <text:p><text:s/>4,00 <text:s text:c="3"/></text:p>
          </table:table-cell>
          <table:table-cell table:style-name="ce36" table:formula="of:=[.E15]+[.F14]" office:value-type="float" office:value="7">
            <text:p><text:s/>7,00 <text:s text:c="3"/></text:p>
          </table:table-cell>
          <table:table-cell table:style-name="ce36" table:formula="of:=[.F15]+[.G14]" office:value-type="float" office:value="7">
            <text:p><text:s/>7,00 <text:s text:c="3"/></text:p>
          </table:table-cell>
          <table:table-cell table:style-name="ce36" table:formula="of:=[.G15]+[.H14]" office:value-type="float" office:value="13">
            <text:p><text:s/>13,00 <text:s text:c="3"/></text:p>
          </table:table-cell>
          <table:table-cell table:style-name="ce36" table:formula="of:=[.H15]+[.I14]" office:value-type="float" office:value="25">
            <text:p><text:s/>25,00 <text:s text:c="3"/></text:p>
          </table:table-cell>
          <table:table-cell table:style-name="ce36" table:formula="of:=[.I15]+[.J14]" office:value-type="float" office:value="35">
            <text:p><text:s/>35,00 <text:s text:c="3"/></text:p>
          </table:table-cell>
          <table:table-cell table:style-name="ce49" table:formula="of:=[.J15]+[.K14]" office:value-type="float" office:value="35">
            <text:p><text:s/>35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2" table:number-columns-repeated="1012"/>
        </table:table-row>
        <table:table-row table:style-name="ro7">
          <table:table-cell/>
          <table:table-cell table:style-name="ce10" office:value-type="string">
            <text:p>сумма принятых заказов</text:p>
          </table:table-cell>
          <table:table-cell table:style-name="ce35" office:value-type="float" office:value="45000">
            <text:p><text:s/>45 000,00 <text:s text:c="3"/></text:p>
          </table:table-cell>
          <table:table-cell table:style-name="ce35" office:value-type="float" office:value="30000">
            <text:p><text:s/>30 000,00 <text:s text:c="3"/></text:p>
          </table:table-cell>
          <table:table-cell table:style-name="ce35" office:value-type="float" office:value="120000">
            <text:p><text:s/>120 000,00 <text:s text:c="3"/></text:p>
          </table:table-cell>
          <table:table-cell table:style-name="ce35" office:value-type="float" office:value="20000">
            <text:p><text:s/>20 000,00 <text:s text:c="3"/></text:p>
          </table:table-cell>
          <table:table-cell table:style-name="ce35" office:value-type="float" office:value="0">
            <text:p><text:s/>- <text:s text:c="5"/></text:p>
          </table:table-cell>
          <table:table-cell table:style-name="ce35" office:value-type="float" office:value="50000">
            <text:p><text:s/>50 000,00 <text:s text:c="3"/></text:p>
          </table:table-cell>
          <table:table-cell table:style-name="ce45" office:value-type="float" office:value="240000">
            <text:p><text:s/>240 000,00 <text:s text:c="3"/></text:p>
          </table:table-cell>
          <table:table-cell table:style-name="ce45" office:value-type="float" office:value="14000">
            <text:p><text:s/>14 000,00 <text:s text:c="3"/></text:p>
          </table:table-cell>
          <table:table-cell table:style-name="ce42" office:value-type="float" office:value="75000">
            <text:p><text:s/>75 000,00 <text:s text:c="3"/></text:p>
          </table:table-cell>
          <table:table-cell table:number-columns-repeated="1013"/>
        </table:table-row>
        <table:table-row table:style-name="ro7">
          <table:table-cell table:style-name="ce22"/>
          <table:table-cell table:style-name="ce25" office:value-type="string">
            <text:p>наростающий итог</text:p>
          </table:table-cell>
          <table:table-cell table:style-name="ce36" table:formula="of:=[.C16]" office:value-type="float" office:value="45000">
            <text:p><text:s/>45 000,00 <text:s text:c="3"/></text:p>
          </table:table-cell>
          <table:table-cell table:style-name="ce36" table:formula="of:=[.C17]+[.D16]" office:value-type="float" office:value="75000">
            <text:p><text:s/>75 000,00 <text:s text:c="3"/></text:p>
          </table:table-cell>
          <table:table-cell table:style-name="ce36" table:formula="of:=[.D17]+[.E16]" office:value-type="float" office:value="195000">
            <text:p><text:s/>195 000,00 <text:s text:c="3"/></text:p>
          </table:table-cell>
          <table:table-cell table:style-name="ce36" table:formula="of:=[.E17]+[.F16]" office:value-type="float" office:value="215000">
            <text:p><text:s/>215 000,00 <text:s text:c="3"/></text:p>
          </table:table-cell>
          <table:table-cell table:style-name="ce36" table:formula="of:=[.F17]+[.G16]" office:value-type="float" office:value="215000">
            <text:p><text:s/>215 000,00 <text:s text:c="3"/></text:p>
          </table:table-cell>
          <table:table-cell table:style-name="ce36" table:formula="of:=[.G17]+[.H16]" office:value-type="float" office:value="265000">
            <text:p><text:s/>265 000,00 <text:s text:c="3"/></text:p>
          </table:table-cell>
          <table:table-cell table:style-name="ce36" table:formula="of:=[.H17]+[.I16]" office:value-type="float" office:value="505000">
            <text:p><text:s/>505 000,00 <text:s text:c="3"/></text:p>
          </table:table-cell>
          <table:table-cell table:style-name="ce36" table:formula="of:=[.I17]+[.J16]" office:value-type="float" office:value="519000">
            <text:p><text:s/>519 000,00 <text:s text:c="3"/></text:p>
          </table:table-cell>
          <table:table-cell table:style-name="ce49" table:formula="of:=[.J17]+[.K16]" office:value-type="float" office:value="594000">
            <text:p><text:s/>594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2" table:number-columns-repeated="1012"/>
        </table:table-row>
        <table:table-row table:style-name="ro3">
          <table:table-cell/>
          <table:table-cell table:style-name="ce26" office:value-type="string">
            <text:p>выручка по отгрузке (отгруженный товар)</text:p>
          </table:table-cell>
          <table:table-cell table:style-name="ce37" office:value-type="float" office:value="80000">
            <text:p><text:s/>80 000,00 <text:s text:c="3"/></text:p>
          </table:table-cell>
          <table:table-cell table:style-name="ce37" office:value-type="float" office:value="32000">
            <text:p><text:s/>32 000,00 <text:s text:c="3"/></text:p>
          </table:table-cell>
          <table:table-cell table:style-name="ce37" office:value-type="float" office:value="15000">
            <text:p><text:s/>15 000,00 <text:s text:c="3"/></text:p>
          </table:table-cell>
          <table:table-cell table:style-name="ce37" office:value-type="float" office:value="77000">
            <text:p><text:s/>77 000,00 <text:s text:c="3"/></text:p>
          </table:table-cell>
          <table:table-cell table:style-name="ce37" office:value-type="float" office:value="125000">
            <text:p><text:s/>125 000,00 <text:s text:c="3"/></text:p>
          </table:table-cell>
          <table:table-cell table:style-name="ce37" office:value-type="float" office:value="36000">
            <text:p><text:s/>36 000,00 <text:s text:c="3"/></text:p>
          </table:table-cell>
          <table:table-cell table:style-name="ce46" office:value-type="float" office:value="89000">
            <text:p><text:s/>89 000,00 <text:s text:c="3"/></text:p>
          </table:table-cell>
          <table:table-cell table:style-name="ce46" office:value-type="float" office:value="270000">
            <text:p><text:s/>270 000,00 <text:s text:c="3"/></text:p>
          </table:table-cell>
          <table:table-cell table:style-name="ce50" office:value-type="float" office:value="80000">
            <text:p><text:s/>80 000,00 <text:s text:c="3"/></text:p>
          </table:table-cell>
          <table:table-cell table:number-columns-repeated="1013"/>
        </table:table-row>
        <table:table-row table:style-name="ro7">
          <table:table-cell table:style-name="ce22"/>
          <table:table-cell table:style-name="ce27" office:value-type="string">
            <text:p>наростающий итог</text:p>
          </table:table-cell>
          <table:table-cell table:style-name="ce38" table:formula="of:=[.C18]" office:value-type="float" office:value="80000">
            <text:p><text:s/>80 000,00 <text:s text:c="3"/></text:p>
          </table:table-cell>
          <table:table-cell table:style-name="ce38" table:formula="of:=[.C19]+[.D18]" office:value-type="float" office:value="112000">
            <text:p><text:s/>112 000,00 <text:s text:c="3"/></text:p>
          </table:table-cell>
          <table:table-cell table:style-name="ce38" table:formula="of:=[.D19]+[.E18]" office:value-type="float" office:value="127000">
            <text:p><text:s/>127 000,00 <text:s text:c="3"/></text:p>
          </table:table-cell>
          <table:table-cell table:style-name="ce38" table:formula="of:=[.E19]+[.F18]" office:value-type="float" office:value="204000">
            <text:p><text:s/>204 000,00 <text:s text:c="3"/></text:p>
          </table:table-cell>
          <table:table-cell table:style-name="ce38" table:formula="of:=[.F19]+[.G18]" office:value-type="float" office:value="329000">
            <text:p><text:s/>329 000,00 <text:s text:c="3"/></text:p>
          </table:table-cell>
          <table:table-cell table:style-name="ce38" table:formula="of:=[.G19]+[.H18]" office:value-type="float" office:value="365000">
            <text:p><text:s/>365 000,00 <text:s text:c="3"/></text:p>
          </table:table-cell>
          <table:table-cell table:style-name="ce47" table:formula="of:=[.H19]+[.I18]" office:value-type="float" office:value="454000">
            <text:p><text:s/>454 000,00 <text:s text:c="3"/></text:p>
          </table:table-cell>
          <table:table-cell table:style-name="ce47" table:formula="of:=[.I19]+[.J18]" office:value-type="float" office:value="724000">
            <text:p><text:s/>724 000,00 <text:s text:c="3"/></text:p>
          </table:table-cell>
          <table:table-cell table:style-name="ce51" table:formula="of:=[.J19]+[.K18]" office:value-type="float" office:value="804000">
            <text:p><text:s/>804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2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/>
          <table:table-cell table:style-name="ce8"/>
          <table:table-cell table:style-name="ce34" office:value-type="float" office:value="40544">
            <text:p>01.01.11</text:p>
          </table:table-cell>
          <table:table-cell table:style-name="ce34" office:value-type="float" office:value="40545">
            <text:p>02.01.11</text:p>
          </table:table-cell>
          <table:table-cell table:style-name="ce34" office:value-type="float" office:value="40546">
            <text:p>03.01.11</text:p>
          </table:table-cell>
          <table:table-cell table:style-name="ce34" office:value-type="float" office:value="40547">
            <text:p>04.01.11</text:p>
          </table:table-cell>
          <table:table-cell table:style-name="ce34" office:value-type="float" office:value="40548">
            <text:p>05.01.11</text:p>
          </table:table-cell>
          <table:table-cell table:style-name="ce34" office:value-type="float" office:value="40549">
            <text:p>06.01.11</text:p>
          </table:table-cell>
          <table:table-cell table:style-name="ce34" office:value-type="float" office:value="40550">
            <text:p>07.01.11</text:p>
          </table:table-cell>
          <table:table-cell table:style-name="ce34" office:value-type="float" office:value="40551">
            <text:p>08.01.11</text:p>
          </table:table-cell>
          <table:table-cell table:style-name="ce41" office:value-type="float" office:value="40552">
            <text:p>09.01.1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>
            <text:p>Показатель норматив</text:p>
          </table:table-cell>
          <table:table-cell table:style-name="ce35" table:number-columns-repeated="6"/>
          <table:table-cell table:style-name="ce45" table:number-columns-repeated="2"/>
          <table:table-cell table:style-name="ce42"/>
          <table:table-cell table:number-columns-repeated="1013"/>
        </table:table-row>
        <table:table-row table:style-name="ro7">
          <table:table-cell table:style-name="ce23"/>
          <table:table-cell table:style-name="ce28" office:value-type="string" office:string-value="кол-во принятых  заказов">
            <text:p><text:s/>кол-во принятых <text:s/>заказов </text:p>
          </table:table-cell>
          <table:table-cell table:style-name="ce35" table:formula="of:=[.D38]" office:value-type="float" office:value="4.44444444444444">
            <text:p><text:s/>4,44 <text:s text:c="3"/></text:p>
          </table:table-cell>
          <table:table-cell table:style-name="ce35" table:formula="of:=[.C24]" office:value-type="float" office:value="4.44444444444444">
            <text:p><text:s/>4,44 <text:s text:c="3"/></text:p>
          </table:table-cell>
          <table:table-cell table:style-name="ce35" table:formula="of:=[.D24]" office:value-type="float" office:value="4.44444444444444">
            <text:p><text:s/>4,44 <text:s text:c="3"/></text:p>
          </table:table-cell>
          <table:table-cell table:style-name="ce35" table:formula="of:=[.E24]" office:value-type="float" office:value="4.44444444444444">
            <text:p><text:s/>4,44 <text:s text:c="3"/></text:p>
          </table:table-cell>
          <table:table-cell table:style-name="ce35" table:formula="of:=[.F24]" office:value-type="float" office:value="4.44444444444444">
            <text:p><text:s/>4,44 <text:s text:c="3"/></text:p>
          </table:table-cell>
          <table:table-cell table:style-name="ce35" table:formula="of:=[.G24]" office:value-type="float" office:value="4.44444444444444">
            <text:p><text:s/>4,44 <text:s text:c="3"/></text:p>
          </table:table-cell>
          <table:table-cell table:style-name="ce45" table:formula="of:=[.H24]" office:value-type="float" office:value="4.44444444444444">
            <text:p><text:s/>4,44 <text:s text:c="3"/></text:p>
          </table:table-cell>
          <table:table-cell table:style-name="ce45" table:formula="of:=[.I24]" office:value-type="float" office:value="4.44444444444444">
            <text:p><text:s/>4,44 <text:s text:c="3"/></text:p>
          </table:table-cell>
          <table:table-cell table:style-name="ce42" table:formula="of:=[.J24]" office:value-type="float" office:value="4.44444444444444">
            <text:p><text:s/>4,44 <text:s text:c="3"/></text:p>
          </table:table-cell>
          <table:table-cell table:style-name="ce23" table:number-columns-repeated="1013"/>
        </table:table-row>
        <table:table-row table:style-name="ro7">
          <table:table-cell table:style-name="ce24"/>
          <table:table-cell table:style-name="ce29" office:value-type="string" office:string-value="наростающий итог">
            <text:p><text:s/>наростающий итог </text:p>
          </table:table-cell>
          <table:table-cell table:style-name="ce36" table:formula="of:=[.C24]" office:value-type="float" office:value="4.44444444444444">
            <text:p><text:s/>4,44 <text:s text:c="3"/></text:p>
          </table:table-cell>
          <table:table-cell table:style-name="ce36" table:formula="of:=[.C25]+[.D24]" office:value-type="float" office:value="8.88888888888889">
            <text:p><text:s/>8,89 <text:s text:c="3"/></text:p>
          </table:table-cell>
          <table:table-cell table:style-name="ce36" table:formula="of:=[.D25]+[.E24]" office:value-type="float" office:value="13.3333333333333">
            <text:p><text:s/>13,33 <text:s text:c="3"/></text:p>
          </table:table-cell>
          <table:table-cell table:style-name="ce36" table:formula="of:=[.E25]+[.F24]" office:value-type="float" office:value="17.7777777777778">
            <text:p><text:s/>17,78 <text:s text:c="3"/></text:p>
          </table:table-cell>
          <table:table-cell table:style-name="ce36" table:formula="of:=[.F25]+[.G24]" office:value-type="float" office:value="22.2222222222222">
            <text:p><text:s/>22,22 <text:s text:c="3"/></text:p>
          </table:table-cell>
          <table:table-cell table:style-name="ce36" table:formula="of:=[.G25]+[.H24]" office:value-type="float" office:value="26.6666666666667">
            <text:p><text:s/>26,67 <text:s text:c="3"/></text:p>
          </table:table-cell>
          <table:table-cell table:style-name="ce48" table:formula="of:=[.H25]+[.I24]" office:value-type="float" office:value="31.1111111111111">
            <text:p><text:s/>31,11 <text:s text:c="3"/></text:p>
          </table:table-cell>
          <table:table-cell table:style-name="ce48" table:formula="of:=[.I25]+[.J24]" office:value-type="float" office:value="35.5555555555555">
            <text:p><text:s/>35,56 <text:s text:c="3"/></text:p>
          </table:table-cell>
          <table:table-cell table:style-name="ce49" table:formula="of:=[.J25]+[.K24]" office:value-type="float" office:value="40">
            <text:p><text:s/>4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4" table:number-columns-repeated="1012"/>
        </table:table-row>
        <table:table-row table:style-name="ro7">
          <table:table-cell table:style-name="ce23"/>
          <table:table-cell table:style-name="ce28" office:value-type="string" office:string-value="сумма принятых заказов">
            <text:p><text:s/>сумма принятых заказов </text:p>
          </table:table-cell>
          <table:table-cell table:style-name="ce35" table:formula="of:=[.D39]" office:value-type="float" office:value="77777.7777777778">
            <text:p><text:s/>77 777,78 <text:s text:c="3"/></text:p>
          </table:table-cell>
          <table:table-cell table:style-name="ce35" table:formula="of:=[.C26]" office:value-type="float" office:value="77777.7777777778">
            <text:p><text:s/>77 777,78 <text:s text:c="3"/></text:p>
          </table:table-cell>
          <table:table-cell table:style-name="ce35" table:formula="of:=[.D26]" office:value-type="float" office:value="77777.7777777778">
            <text:p><text:s/>77 777,78 <text:s text:c="3"/></text:p>
          </table:table-cell>
          <table:table-cell table:style-name="ce35" table:formula="of:=[.E26]" office:value-type="float" office:value="77777.7777777778">
            <text:p><text:s/>77 777,78 <text:s text:c="3"/></text:p>
          </table:table-cell>
          <table:table-cell table:style-name="ce35" table:formula="of:=[.F26]" office:value-type="float" office:value="77777.7777777778">
            <text:p><text:s/>77 777,78 <text:s text:c="3"/></text:p>
          </table:table-cell>
          <table:table-cell table:style-name="ce35" table:formula="of:=[.G26]" office:value-type="float" office:value="77777.7777777778">
            <text:p><text:s/>77 777,78 <text:s text:c="3"/></text:p>
          </table:table-cell>
          <table:table-cell table:style-name="ce45" table:formula="of:=[.H26]" office:value-type="float" office:value="77777.7777777778">
            <text:p><text:s/>77 777,78 <text:s text:c="3"/></text:p>
          </table:table-cell>
          <table:table-cell table:style-name="ce45" table:formula="of:=[.I26]" office:value-type="float" office:value="77777.7777777778">
            <text:p><text:s/>77 777,78 <text:s text:c="3"/></text:p>
          </table:table-cell>
          <table:table-cell table:style-name="ce42" table:formula="of:=[.J26]" office:value-type="float" office:value="77777.7777777778">
            <text:p><text:s/>77 777,78 <text:s text:c="3"/></text:p>
          </table:table-cell>
          <table:table-cell table:style-name="ce23" table:number-columns-repeated="1013"/>
        </table:table-row>
        <table:table-row table:style-name="ro7">
          <table:table-cell table:style-name="ce24"/>
          <table:table-cell table:style-name="ce29" office:value-type="string" office:string-value="наростающий итог">
            <text:p><text:s/>наростающий итог </text:p>
          </table:table-cell>
          <table:table-cell table:style-name="ce36" table:formula="of:=[.C26]" office:value-type="float" office:value="77777.7777777778">
            <text:p><text:s/>77 777,78 <text:s text:c="3"/></text:p>
          </table:table-cell>
          <table:table-cell table:style-name="ce36" table:formula="of:=[.C27]+[.D26]" office:value-type="float" office:value="155555.555555556">
            <text:p><text:s/>155 555,56 <text:s text:c="3"/></text:p>
          </table:table-cell>
          <table:table-cell table:style-name="ce36" table:formula="of:=[.D27]+[.E26]" office:value-type="float" office:value="233333.333333333">
            <text:p><text:s/>233 333,33 <text:s text:c="3"/></text:p>
          </table:table-cell>
          <table:table-cell table:style-name="ce36" table:formula="of:=[.E27]+[.F26]" office:value-type="float" office:value="311111.111111111">
            <text:p><text:s/>311 111,11 <text:s text:c="3"/></text:p>
          </table:table-cell>
          <table:table-cell table:style-name="ce36" table:formula="of:=[.F27]+[.G26]" office:value-type="float" office:value="388888.888888889">
            <text:p><text:s/>388 888,89 <text:s text:c="3"/></text:p>
          </table:table-cell>
          <table:table-cell table:style-name="ce36" table:formula="of:=[.G27]+[.H26]" office:value-type="float" office:value="466666.666666667">
            <text:p><text:s/>466 666,67 <text:s text:c="3"/></text:p>
          </table:table-cell>
          <table:table-cell table:style-name="ce48" table:formula="of:=[.H27]+[.I26]" office:value-type="float" office:value="544444.444444444">
            <text:p><text:s/>544 444,44 <text:s text:c="3"/></text:p>
          </table:table-cell>
          <table:table-cell table:style-name="ce48" table:formula="of:=[.I27]+[.J26]" office:value-type="float" office:value="622222.222222222">
            <text:p><text:s/>622 222,22 <text:s text:c="3"/></text:p>
          </table:table-cell>
          <table:table-cell table:style-name="ce49" table:formula="of:=[.J27]+[.K26]" office:value-type="float" office:value="700000">
            <text:p><text:s/>700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4" table:number-columns-repeated="1012"/>
        </table:table-row>
        <table:table-row table:style-name="ro3">
          <table:table-cell table:style-name="ce23"/>
          <table:table-cell table:style-name="ce30" office:value-type="string" office:string-value="выручка по отгрузке (отгруженный товар)">
            <text:p><text:s/>выручка по отгрузке (отгруженный товар) </text:p>
          </table:table-cell>
          <table:table-cell table:style-name="ce37" table:formula="of:=[.D40]" office:value-type="float" office:value="77777.7777777778">
            <text:p><text:s/>77 777,78 <text:s text:c="3"/></text:p>
          </table:table-cell>
          <table:table-cell table:style-name="ce37" table:formula="of:=[.C28]" office:value-type="float" office:value="77777.7777777778">
            <text:p><text:s/>77 777,78 <text:s text:c="3"/></text:p>
          </table:table-cell>
          <table:table-cell table:style-name="ce37" table:formula="of:=[.D28]" office:value-type="float" office:value="77777.7777777778">
            <text:p><text:s/>77 777,78 <text:s text:c="3"/></text:p>
          </table:table-cell>
          <table:table-cell table:style-name="ce37" table:formula="of:=[.E28]" office:value-type="float" office:value="77777.7777777778">
            <text:p><text:s/>77 777,78 <text:s text:c="3"/></text:p>
          </table:table-cell>
          <table:table-cell table:style-name="ce37" table:formula="of:=[.F28]" office:value-type="float" office:value="77777.7777777778">
            <text:p><text:s/>77 777,78 <text:s text:c="3"/></text:p>
          </table:table-cell>
          <table:table-cell table:style-name="ce37" table:formula="of:=[.G28]" office:value-type="float" office:value="77777.7777777778">
            <text:p><text:s/>77 777,78 <text:s text:c="3"/></text:p>
          </table:table-cell>
          <table:table-cell table:style-name="ce46" table:formula="of:=[.H28]" office:value-type="float" office:value="77777.7777777778">
            <text:p><text:s/>77 777,78 <text:s text:c="3"/></text:p>
          </table:table-cell>
          <table:table-cell table:style-name="ce46" table:formula="of:=[.I28]" office:value-type="float" office:value="77777.7777777778">
            <text:p><text:s/>77 777,78 <text:s text:c="3"/></text:p>
          </table:table-cell>
          <table:table-cell table:style-name="ce50" table:formula="of:=[.J28]" office:value-type="float" office:value="77777.7777777778">
            <text:p><text:s/>77 777,78 <text:s text:c="3"/></text:p>
          </table:table-cell>
          <table:table-cell table:style-name="ce23" table:number-columns-repeated="1013"/>
        </table:table-row>
        <table:table-row table:style-name="ro7">
          <table:table-cell table:style-name="ce24"/>
          <table:table-cell table:style-name="ce31" office:value-type="string" office:string-value="наростающий итог">
            <text:p><text:s/>наростающий итог </text:p>
          </table:table-cell>
          <table:table-cell table:style-name="ce38" table:formula="of:=[.C28]" office:value-type="float" office:value="77777.7777777778">
            <text:p><text:s/>77 777,78 <text:s text:c="3"/></text:p>
          </table:table-cell>
          <table:table-cell table:style-name="ce38" table:formula="of:=[.C29]+[.D28]" office:value-type="float" office:value="155555.555555556">
            <text:p><text:s/>155 555,56 <text:s text:c="3"/></text:p>
          </table:table-cell>
          <table:table-cell table:style-name="ce38" table:formula="of:=[.D29]+[.E28]" office:value-type="float" office:value="233333.333333333">
            <text:p><text:s/>233 333,33 <text:s text:c="3"/></text:p>
          </table:table-cell>
          <table:table-cell table:style-name="ce38" table:formula="of:=[.E29]+[.F28]" office:value-type="float" office:value="311111.111111111">
            <text:p><text:s/>311 111,11 <text:s text:c="3"/></text:p>
          </table:table-cell>
          <table:table-cell table:style-name="ce38" table:formula="of:=[.F29]+[.G28]" office:value-type="float" office:value="388888.888888889">
            <text:p><text:s/>388 888,89 <text:s text:c="3"/></text:p>
          </table:table-cell>
          <table:table-cell table:style-name="ce38" table:formula="of:=[.G29]+[.H28]" office:value-type="float" office:value="466666.666666667">
            <text:p><text:s/>466 666,67 <text:s text:c="3"/></text:p>
          </table:table-cell>
          <table:table-cell table:style-name="ce47" table:formula="of:=[.H29]+[.I28]" office:value-type="float" office:value="544444.444444444">
            <text:p><text:s/>544 444,44 <text:s text:c="3"/></text:p>
          </table:table-cell>
          <table:table-cell table:style-name="ce47" table:formula="of:=[.I29]+[.J28]" office:value-type="float" office:value="622222.222222222">
            <text:p><text:s/>622 222,22 <text:s text:c="3"/></text:p>
          </table:table-cell>
          <table:table-cell table:style-name="ce51" table:formula="of:=[.J29]+[.K28]" office:value-type="float" office:value="700000">
            <text:p><text:s/>700 000,00 <text:s text:c="3"/></text:p>
          </table:table-cell>
          <table:table-cell table:style-name="ce22" office:value-type="string">
            <text:p>исходные данные для расчета % выполнения</text:p>
          </table:table-cell>
          <table:table-cell table:style-name="ce24"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Таблица с нормативными показателям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8"/>
          <table:table-cell table:style-name="ce39" office:value-type="string">
            <text:p>с 01.01.2011 по 09.01.11</text:p>
          </table:table-cell>
          <table:table-cell table:style-name="ce41" office:value-type="string">
            <text:p>Среднедневной норматив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>
            <text:p>Показатель норматив</text:p>
          </table:table-cell>
          <table:table-cell table:style-name="ce40"/>
          <table:table-cell table:style-name="ce17"/>
          <table:table-cell table:number-columns-repeated="1020"/>
        </table:table-row>
        <table:table-row table:style-name="ro7">
          <table:table-cell/>
          <table:table-cell table:style-name="ce10" office:value-type="string">
            <text:p>кол-во принятых <text:s/>заказов</text:p>
          </table:table-cell>
          <table:table-cell table:style-name="ce36" office:value-type="float" office:value="40">
            <text:p><text:s/>40,00 <text:s text:c="3"/></text:p>
          </table:table-cell>
          <table:table-cell table:style-name="ce42" table:formula="of:=[.C38]/9" office:value-type="float" office:value="4.44444444444444">
            <text:p><text:s/>4,44 <text:s text:c="3"/></text:p>
          </table:table-cell>
          <table:table-cell table:number-columns-repeated="1020"/>
        </table:table-row>
        <table:table-row table:style-name="ro7">
          <table:table-cell/>
          <table:table-cell table:style-name="ce10" office:value-type="string">
            <text:p>сумма принятых заказов</text:p>
          </table:table-cell>
          <table:table-cell table:style-name="ce36" office:value-type="float" office:value="700000">
            <text:p><text:s/>700 000,00 <text:s text:c="3"/></text:p>
          </table:table-cell>
          <table:table-cell table:style-name="ce42" table:formula="of:=[.C39]/9" office:value-type="float" office:value="77777.7777777778">
            <text:p><text:s/>77 777,78 <text:s text:c="3"/>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>
            <text:p>выручка по отгрузке (отгруженный товар)</text:p>
          </table:table-cell>
          <table:table-cell table:style-name="ce38" office:value-type="float" office:value="700000">
            <text:p><text:s/>700 000,00 <text:s text:c="3"/></text:p>
          </table:table-cell>
          <table:table-cell table:style-name="ce43" table:formula="of:=[.C40]/9" office:value-type="float" office:value="77777.7777777778">
            <text:p><text:s/>77 777,78 <text:s text:c="3"/>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table:number-columns-repeated="2"/>
          <table:table-cell table:style-name="ce22" office:value-type="string">
            <text:p>этот столбец вводится руками</text:p>
          </table:table-cell>
          <table:table-cell table:style-name="ce22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2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6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23P0" style:volatile="true">
      <number:month number:style="long" number:textual="true"/>
      <number:text> </number:text>
      <number:year number:style="long"/>
    </number:date-style>
    <number:text-style style:name="N123">
      <number:text-content/>
      <style:map style:condition="value()&gt;=0" style:apply-style-name="N123P0"/>
    </number:text-style>
    <number:date-style style:name="N124">
      <number:month number:textual="true"/>
      <number:text>.</number:text>
      <number:year number:style="long"/>
    </number:date-style>
    <number:date-style style:name="N125P0" style:volatile="true">
      <number:day number:style="long"/>
      <number:text>.</number:text>
      <number:month number:style="long"/>
      <number:text>.</number:text>
      <number:year/>
    </number:date-style>
    <number:text-style style:name="N125">
      <number:text-content/>
      <style:map style:condition="value()&gt;=0" style:apply-style-name="N125P0"/>
    </number:text-style>
    <style:style style:name="Default" style:family="table-cell">
      <style:table-cell-properties style:rotation-align="none"/>
      <style:text-properties style:font-name="Arial Cyr" style:font-name-asian="Microsoft YaHei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ff0000"/>
      <style:text-properties style:use-window-font-color="true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339966"/>
    </style:style>
    <style:style style:name="Excel_5f_BuiltIn_5f_Comma" style:display-name="Excel_BuiltIn_Comma" style:family="table-cell" style:parent-style-name="Default" style:data-style-name="N116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6.08.2011</text:date>, <text:time>08:50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ТЗ_20_" style:display-name="PageStyle_ТЗ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имер_20_расчета" style:display-name="PageStyle_Пример расчет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Lab.ws</meta:initial-creator>
    <meta:creation-date>2011-06-03T15:30:35</meta:creation-date>
    <dc:creator>SamLab.ws</dc:creator>
    <dc:date>2011-06-05T11:17:21</dc:date>
    <meta:document-statistic meta:table-count="2" meta:cell-count="275" meta:object-count="7"/>
    <meta:generator>OpenOffice.org/3.3$Win32 OpenOffice.org_project/330m20$Build-9567</meta:generator>
  </office:meta>
</office:document-meta>
</file>